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206813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21ea44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22c2f6"/>
    </style:style>
    <style:style style:name="T1" style:family="text">
      <style:text-properties officeooo:rsid="001ec6d7"/>
    </style:style>
    <style:style style:name="T2" style:family="text">
      <style:text-properties officeooo:rsid="00206813"/>
    </style:style>
    <style:style style:name="T3" style:family="text">
      <style:text-properties officeooo:rsid="0021ea44"/>
    </style:style>
    <style:style style:name="T4" style:family="text">
      <style:text-properties officeooo:rsid="0022c2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">l</text:span></text:span><text:span text:style-name="Source_20_Text">ibrary("phyloseq"); packageVersion("phyloseq")</text:span></text:p>
      <text:p text:style-name="P1"><text:span text:style-name="Source_20_Text">library("ggplot2"); packageVersion("ggplot2")</text:span></text:p>
      <text:p text:style-name="P1"><text:span text:style-name="Source_20_Text">theme_set(theme_bw())</text:span></text:p>
      <text:p text:style-name="P1"><text:span text:style-name="Source_20_Text"># Create a</text:span><text:span text:style-name="Source_20_Text"><text:span text:style-name="T1">n</text:span></text:span><text:span text:style-name="Source_20_Text"> OTU table</text:span></text:p>
      <text:p text:style-name="P1"><text:span text:style-name="Source_20_Text">otumat = matrix(sample(1:100, 100, replace = TRUE), nrow = 10, ncol = 10)</text:span></text:p>
      <text:p text:style-name="P2"><text:span text:style-name="Source_20_Text"><text:span text:style-name="T2"># read in taxonomy </text:span></text:span></text:p>
      <text:p text:style-name="P2"><text:span text:style-name="Source_20_Text"><text:span text:style-name="T2">#Ensure both are in matrix form</text:span></text:span></text:p>
      <text:p text:style-name="P2"><text:span text:style-name="Source_20_Text">class(otumat)</text:span></text:p>
      <text:p text:style-name="P2"><text:span text:style-name="Source_20_Text">class(</text:span><text:span text:style-name="Source_20_Text"><text:span text:style-name="T2">taxmat</text:span></text:span><text:span text:style-name="Source_20_Text">)</text:span></text:p>
      <text:p text:style-name="P2"><text:span text:style-name="Source_20_Text"><text:span text:style-name="T2"># assisgn items to phyloseq</text:span></text:span></text:p>
      <text:p text:style-name="P2"><text:span text:style-name="Source_20_Text">physeq = phyloseq(OTU, TAX)</text:span></text:p>
      <text:p text:style-name="P1"><text:span text:style-name="Source_20_Text">physeq</text:span></text:p>
      <text:p text:style-name="P1"><text:span text:style-name="Source_20_Text">plot_bar(physeq, fill = "Family")</text:span></text:p>
      <text:p text:style-name="P1"><text:span text:style-name="Source_20_Text"/></text:p>
      <text:p text:style-name="P2"><text:span text:style-name="Source_20_Text"/></text:p>
      <text:p text:style-name="P2"><text:span text:style-name="Source_20_Text">library("phyloseq")</text:span></text:p>
      <text:p text:style-name="Preformatted_20_Text"><text:span text:style-name="Source_20_Text">OTU = otu_table(otumat, taxa_are_rows = TRUE)</text:span></text:p>
      <text:p text:style-name="Preformatted_20_Text"><text:span text:style-name="Source_20_Text">TAX = tax_table(taxmat)</text:span></text:p>
      <text:p text:style-name="P1"><text:span text:style-name="Source_20_Text">OTU</text:span></text:p>
      <text:p text:style-name="P2"><text:span text:style-name="Source_20_Text"/></text:p>
      <text:p text:style-name="P1"><text:span text:style-name="Source_20_Text">library("ape")</text:span></text:p>
      <text:p text:style-name="Preformatted_20_Text"><text:span text:style-name="Source_20_Text">random_tree = rtree(ntaxa(physeq), rooted=TRUE, tip.label=taxa_names(physeq))</text:span></text:p>
      <text:p text:style-name="P1"><text:span text:style-name="Source_20_Text">plot(random_tree)</text:span></text:p>
      <text:p text:style-name="P2"><text:span text:style-name="Source_20_Text"><text:span text:style-name="T2">#Merge existing data with current sample</text:span></text:span></text:p>
      <text:p text:style-name="P1"><text:span text:style-name="Source_20_Text">physeq1 = merge_phyloseq(physeq, sampledata, random_tree)</text:span></text:p>
      <text:p text:style-name="P1"><text:span text:style-name="Source_20_Text">physeq1</text:span></text:p>
      <text:p text:style-name="P1"><text:span text:style-name="Source_20_Text">plot_tree(physeq1, color="Location", label.tips="taxa_names", ladderize="left", plot.margin=0.3)</text:span></text:p>
      <text:p text:style-name="P1"><text:span text:style-name="Source_20_Text"><text:span text:style-name="T4">p</text:span></text:span><text:span text:style-name="Source_20_Text">lot_tree(physeq1, color="Depth", shape="Location", label.tips="taxa_names", ladderize="right", plot.margin=0.3)</text:span></text:p>
      <text:p text:style-name="P1"><text:soft-page-break/><text:span text:style-name="Source_20_Text">plot_heatmap(physeq1)</text:span></text:p>
      <text:p text:style-name="P1"><text:span text:style-name="Source_20_Text">plot_heatmap(physeq1, taxa.label="Phylum")</text:span></text:p>
      <text:p text:style-name="P1"><text:span text:style-name="Source_20_Text">See </text:span><text:a xlink:type="simple" xlink:href="http://www.qiime.org/" text:style-name="Internet_20_link" text:visited-style-name="Visited_20_Internet_20_Link"><text:span text:style-name="Source_20_Text">qiime.org</text:span></text:a><text:span text:style-name="Source_20_Text"> for details </text:span></text:p>
      <text:p text:style-name="P1"><text:span text:style-name="Source_20_Text"/></text:p>
      <text:p text:style-name="P2"><text:span text:style-name="Source_20_Text"/></text:p>
      <text:p text:style-name="P2"><text:span text:style-name="Source_20_Text"/></text:p>
      <text:p text:style-name="P4"><text:span text:style-name="Source_20_Text"><text:span text:style-name="T2">#transforn read counts into relative abundance, but you don’t get to use real #s</text:span></text:span></text:p>
      <text:p text:style-name="P4"><text:span text:style-name="Source_20_Text"><text:span text:style-name="T3">transformsamplecounts group to do plots, ungroup for stats</text:span></text:span></text:p>
      <text:p text:style-name="P4"><text:span text:style-name="Source_20_Text"><text:span text:style-name="T4">(RELATIVE ABUNDANCE:</text:span></text:span></text:p>
      <text:p text:style-name="P4"><text:span text:style-name="Source_20_Text"><text:span text:style-name="T4">barplots</text:span></text:span></text:p>
      <text:p text:style-name="P4"><text:span text:style-name="Source_20_Text"><text:span text:style-name="T4">ordinations</text:span></text:span></text:p>
      <text:p text:style-name="P4"><text:span text:style-name="Source_20_Text"><text:span text:style-name="T4">alpha diversity</text:span></text:span></text:p>
      <text:p text:style-name="P4"><text:span text:style-name="Source_20_Text"><text:span text:style-name="T4">anova</text:span></text:span></text:p>
      <text:p text:style-name="P4"><text:span text:style-name="Source_20_Text"><text:span text:style-name="T4">permanova Models w/ response variable as matrix <text:s/>adonis(otutable(phyloseq object) ~ coralColor+location*…</text:span></text:span></text:p>
      <text:p text:style-name="P4"><text:span text:style-name="Source_20_Text"><text:span text:style-name="T4">network plot)</text:span></text:span></text:p>
      <text:p text:style-name="P4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30:42.807702983</meta:creation-date>
    <dc:date>2019-11-21T21:55:37.391075968</dc:date>
    <meta:editing-duration>PT11H32M52S</meta:editing-duration>
    <meta:editing-cycles>1</meta:editing-cycles>
    <meta:document-statistic meta:table-count="0" meta:image-count="0" meta:object-count="0" meta:page-count="2" meta:paragraph-count="37" meta:word-count="139" meta:character-count="1290" meta:non-whitespace-character-count="1185"/>
    <meta:generator>LibreOffice/6.2.8.2$Linux_X86_64 LibreOffice_project/20$Build-2</meta:generator>
  </office:meta>
</office:document-meta>
</file>